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HttpServletRequest.get(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ultipartHttpServletRequest.getParameter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partHttpServletRequest.MultipartHttpServletRequest( HttpServletRequest request , Hashtable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artHttpServletRequest.getParameterValues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ultipartHttpServletRequest.getParameter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partHttpServletRequest.cleanu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